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Check if rooting your phone is right for you Install alternative firmware Encrypt volumes with Luks Manager Encrypt files and emails with A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